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10.25cm" fo:min-width="21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5.5cm" fo:min-width="7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5.45cm" fo:min-width="6.95cm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75cm" svg:height="10.5cm" svg:x="1.15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5.75cm" svg:x="4.2cm" svg:y="3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5.75cm" svg:x="12.7cm" svg:y="3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$\mathrm{W}$§svg§600§TRUE§</svg:desc>
          <draw:g>
            <draw:path draw:style-name="gr4" draw:text-style-name="P3" draw:layer="layout" svg:width="0.624cm" svg:height="0.442cm" svg:x="2.051cm" svg:y="10.001cm" svg:viewBox="0 0 625 443" svg:d="M562 61c11-36 38-41 63-41 0-7 0-13 0-20-20 2-38 2-57 2-18 0-60-2-76-2 0 7 0 13 0 20 43 0 56 21 56 32 0 5-2 9-4 13-32 96-63 193-95 290-34-102-67-204-101-307 0-3-1-7-1-10 0-18 37-18 54-18 0-7 0-13 0-20-24 2-67 2-90 2-24 0-51-2-78-2 0 7 0 13 0 20 36 0 49 0 58 21 4 15 8 30 13 45-29 90-58 179-87 269-34-103-68-206-102-308 0-2-2-8-2-9 0-18 38-18 54-18 0-7 0-13 0-20-23 2-66 2-90 2-23 0-50-2-77-2 0 7 0 13 0 20 48 0 50 3 57 27 42 128 84 256 126 383 2 6 6 13 13 13 9 0 11-4 12-13 35-106 70-212 105-319 34 107 69 213 104 319 1 6 3 13 12 13s11-4 13-13c40-123 80-246 120-369z">
              <text:p/>
            </draw:path>
          </draw:g>
        </draw:g>
        <draw:g>
          <svg:title>TexMaths</svg:title>
          <svg:desc>18§latex§$\mathrm{S}_{1}$§svg§600§TRUE§</svg:desc>
          <draw:g>
            <draw:path draw:style-name="gr4" draw:text-style-name="P3" draw:layer="layout" svg:width="0.277cm" svg:height="0.454cm" svg:x="4.652cm" svg:y="3.603cm" svg:viewBox="0 0 278 455" svg:d="M183 199c-26-7-53-13-79-20-39-9-65-43-65-79 0-44 35-82 83-82 106 0 120 102 124 131 0 3 0 7 7 7 9 0 9-4 9-14 0-43 0-85 0-128 0-10 0-14-7-14-6 0-6 0-11 9-7 11-14 23-22 34-17-18-44-43-100-43-70 0-122 56-122 122 0 52 32 97 83 115 5 1 37 9 82 19 16 6 36 9 54 33 12 16 20 37 20 57 0 45-33 90-85 90-19 0-66-2-100-33-36-34-38-75-40-96 0-8-5-8-7-8-7 0-7 6-7 17 0 41 0 83 0 125 0 11 0 14 7 14 4 0 4 0 9-7 0-2 2-3 22-36 19 22 61 43 116 43 74 0 124-61 124-131 0-60-41-112-95-125z">
              <text:p/>
            </draw:path>
            <draw:path draw:style-name="gr4" draw:text-style-name="P3" draw:layer="layout" svg:width="0.159cm" svg:height="0.291cm" svg:x="5.014cm" svg:y="3.847cm" svg:viewBox="0 0 160 292" svg:d="M99 13c0-11 0-13-13-13-29 29-68 29-86 29 0 5 0 10 0 16 11 0 39 0 63-13 0 75 0 150 0 224 0 15 0 20-43 20-6 0-12 0-18 0 0 5 0 11 0 16 9 0 63-2 79-2 14 0 70 2 79 2 0-5 0-11 0-16-6 0-11 0-16 0-45 0-45-5-45-20 0-81 0-162 0-243z">
              <text:p/>
            </draw:path>
          </draw:g>
        </draw:g>
        <draw:g>
          <svg:title>TexMaths</svg:title>
          <svg:desc>18§latex§$\mathrm{S}_{2}$§svg§600§TRUE§</svg:desc>
          <draw:g>
            <draw:path draw:style-name="gr4" draw:text-style-name="P3" draw:layer="layout" svg:width="0.277cm" svg:height="0.454cm" svg:x="13.353cm" svg:y="3.605cm" svg:viewBox="0 0 278 455" svg:d="M183 199c-27-7-54-13-81-20-37-9-62-43-62-79 0-44 34-82 82-82 106 0 119 102 122 131 2 3 2 7 9 7s7-4 7-14c0-43 0-85 0-128 0-10 0-14-7-14-3 0-5 0-9 9-7 11-14 23-21 34-20-18-45-43-101-43-70 0-122 56-122 122 0 52 32 97 81 115 7 1 39 9 84 19 16 6 36 9 52 33 15 16 20 37 20 57 0 45-30 90-84 90-18 0-65-2-99-33-36-34-38-75-40-96 0-8-5-8-7-8-7 0-7 6-7 17 0 41 0 83 0 125 0 11 0 14 5 14 6 0 6 0 11-7 0-2 2-3 22-36 19 22 61 43 116 43 74 0 124-61 124-131 0-60-43-112-95-125z">
              <text:p/>
            </draw:path>
            <draw:path draw:style-name="gr4" draw:text-style-name="P3" draw:layer="layout" svg:width="0.193cm" svg:height="0.291cm" svg:x="13.694cm" svg:y="3.849cm" svg:viewBox="0 0 194 292" svg:d="M194 212c-5 0-10 0-14 0-2 10-8 35-13 41-4 2-38 2-43 2-27 0-54 0-81 0 47-42 61-52 88-74 32-25 63-54 63-95 0-52-47-86-102-86-56 0-92 39-92 79 0 23 18 25 23 25 11 0 24-7 24-23 0-8-4-24-27-24 14-30 45-41 64-41 45 0 67 34 67 70 0 38-27 68-41 84-36 35-71 70-106 104-4 6-4 6-4 18 60 0 121 0 181 0 5-27 9-54 13-80z">
              <text:p/>
            </draw:path>
          </draw:g>
        </draw:g>
        <draw:g>
          <svg:title>TexMaths</svg:title>
          <svg:desc>18§latex§\begin{equation*}
\begin{split}
&amp;V_{2},\, p_{2},\, T_{2},\ S_{2},\, n_{2},\, \ldots\\
\end{split}
\end{equation*}§svg§600§TRUE§</svg:desc>
          <draw:g>
            <draw:path draw:style-name="gr4" draw:text-style-name="P3" draw:layer="layout" svg:width="0.449cm" svg:height="0.442cm" svg:x="13.355cm" svg:y="4.922cm" svg:viewBox="0 0 450 443" svg:d="M362 72c30-50 57-52 81-52 7-2 4-9 7-13 0-5-4-7-7-7-18 0-36 2-52 2-22 0-44-2-63-2-4 0-13 0-13 11 0 7 5 9 11 9 16 0 29 7 29 19 0 9-6 16-9 24-65 102-130 204-195 306-14-110-29-221-43-331 0-11 14-18 43-18 9 0 16 0 16-13 0-7-5-7-9-7-25 0-52 2-77 2-13 0-24-2-36-2s-23 0-34 0c-4 0-11 0-11 11 0 9 5 9 14 9 36 0 36 5 40 19 16 130 32 260 49 390 1 12 5 14 12 14 11 0 13-4 18-13 76-119 153-239 229-358z">
              <text:p/>
            </draw:path>
            <draw:path draw:style-name="gr4" draw:text-style-name="P3" draw:layer="layout" svg:width="0.195cm" svg:height="0.291cm" svg:x="13.715cm" svg:y="5.154cm" svg:viewBox="0 0 196 292" svg:d="M196 212c-5 0-9 0-14 0-2 9-6 36-13 39-3 4-38 4-43 4-27 0-54 0-81 0 47-42 61-54 88-74 33-27 63-54 63-95 0-54-47-86-102-86-56 0-94 38-94 79 0 21 20 23 23 23 11 0 24-7 24-23 0-7-2-23-25-23 14-31 43-40 64-40 44 0 67 34 67 70 0 38-27 68-41 84-36 35-71 70-107 104-5 4-5 6-5 18 61 0 122 0 184 0 4-27 8-53 12-80z">
              <text:p/>
            </draw:path>
            <draw:path draw:style-name="gr4" draw:text-style-name="P3" draw:layer="layout" svg:width="0.073cm" svg:height="0.187cm" svg:x="14.026cm" svg:y="5.285cm" svg:viewBox="0 0 74 188" svg:d="M74 66c0-41-16-66-42-66-19 0-32 16-32 32 0 18 13 34 32 34 9 0 17-1 24-9 2 0 1-1 2-1s1 1 1 10c0 47-21 84-43 104-7 7-7 9-7 11 0 4 4 7 7 7 7 0 58-48 58-122z">
              <text:p/>
            </draw:path>
            <draw:path draw:style-name="gr4" draw:text-style-name="P3" draw:layer="layout" svg:width="0.328cm" svg:height="0.399cm" svg:x="14.338cm" svg:y="5.073cm" svg:viewBox="0 0 329 400" svg:d="M49 355c-6 22-6 25-35 25-7 0-14 0-14 13 0 5 4 7 9 7 16 0 34-2 52-2 22 0 43 2 63 2 4 0 11 0 11-13 0-7-5-7-14-7-33 0-33-3-33-9 0-9 27-111 31-127 9 20 27 41 59 41 72 0 151-91 151-185 0-59-36-100-82-100-33 0-63 23-83 47-7-33-34-47-58-47-29 0-41 25-47 36-10 21-19 59-19 61 0 7 4 5 7 7 7 0 7-2 11-14 10-45 23-76 46-76 11 0 20 6 20 29 0 14-2 22-5 32-24 94-47 187-70 280zM160 83c4-18 22-36 33-45 21-20 41-24 52-24 25 0 39 23 39 60 0 36-21 109-32 132-22 45-52 65-76 65-41 0-48-52-48-56 0-2 0-2 2-11 10-40 20-81 30-121z">
              <text:p/>
            </draw:path>
            <draw:path draw:style-name="gr4" draw:text-style-name="P3" draw:layer="layout" svg:width="0.195cm" svg:height="0.291cm" svg:x="14.703cm" svg:y="5.154cm" svg:viewBox="0 0 196 292" svg:d="M196 212c-5 0-9 0-14 0-2 9-6 36-13 39-3 4-36 4-43 4-27 0-54 0-81 0 47-42 61-54 88-74 33-27 63-54 63-95 0-54-47-86-102-86-56 0-94 38-94 79 0 21 20 23 25 23 9 0 24-7 24-23 0-7-4-23-27-23 14-31 43-40 64-40 45 0 67 34 67 70 0 38-27 68-41 84-36 35-71 70-107 104-5 4-5 6-5 18 61 0 122 0 184 0 4-27 8-53 12-80z">
              <text:p/>
            </draw:path>
            <draw:path draw:style-name="gr4" draw:text-style-name="P3" draw:layer="layout" svg:width="0.073cm" svg:height="0.187cm" svg:x="15.014cm" svg:y="5.285cm" svg:viewBox="0 0 74 188" svg:d="M74 66c0-41-16-66-42-66-19 0-32 16-32 32 0 18 13 34 32 34 9 0 17-1 24-9 2 0 1-1 2-1s1 1 1 10c0 47-21 84-43 104-7 7-7 9-7 11 0 4 4 7 7 7 7 0 58-48 58-122z">
              <text:p/>
            </draw:path>
            <draw:path draw:style-name="gr4" draw:text-style-name="P3" draw:layer="layout" svg:width="0.429cm" svg:height="0.424cm" svg:x="15.362cm" svg:y="4.926cm" svg:viewBox="0 0 430 425" svg:d="M254 43c5-16 7-21 14-23 7 0 27 0 40 0 65 0 93 2 93 50 0 11-3 34-5 50 0 4-2 11-2 13 0 3 2 9 7 9 8 0 9-6 9-15 6-36 12-73 18-109 0-4 2-9 2-11 0-7-7-7-18-7-117 0-234 0-351 0-14 0-16 0-20 13-12 36-25 72-37 109-2 2-4 11-4 13 0 3 2 7 7 7 6 0 7-4 11-15 34-97 50-107 144-107 8 0 17 0 25 0 18 0 18 2 18 7 0 3-3 11-3 12-29 112-57 224-85 336-5 23-7 30-76 30-21 0-27 0-27 13 0 7 8 7 11 7 18 0 36-2 52-2 18 0 36 0 54 0s36 0 53 0c18 0 37 2 55 2 6 0 15 0 15-12 0-8-6-8-22-8s-25 0-41-1c-18-2-24-4-24-13 0-2 0-4 4-14 28-112 55-223 83-334z">
              <text:p/>
            </draw:path>
            <draw:path draw:style-name="gr4" draw:text-style-name="P3" draw:layer="layout" svg:width="0.195cm" svg:height="0.291cm" svg:x="15.743cm" svg:y="5.154cm" svg:viewBox="0 0 196 292" svg:d="M196 212c-5 0-11 0-16 0 0 9-5 36-11 39-3 4-38 4-43 4-28 0-55 0-83 0 47-42 63-54 90-74 33-27 63-54 63-95 0-54-47-86-104-86-54 0-92 38-92 79 0 21 20 23 23 23 11 0 24-7 24-23 0-7-4-23-25-23 12-31 43-40 64-40 44 0 67 34 67 70 0 38-27 68-41 84-36 35-71 70-107 104-5 4-5 6-5 18 61 0 121 0 182 0 5-27 9-53 14-80z">
              <text:p/>
            </draw:path>
            <draw:path draw:style-name="gr4" draw:text-style-name="P3" draw:layer="layout" svg:width="0.073cm" svg:height="0.187cm" svg:x="16.053cm" svg:y="5.285cm" svg:viewBox="0 0 74 188" svg:d="M74 66c0-41-15-66-40-66-21 0-34 16-34 32 0 18 13 34 34 34 7 0 16-1 22-9 2 0 2-1 3-1 1 3 2 1 2 10 0 47-23 85-43 104-7 8-7 9-7 11 0 4 3 7 7 7 5 0 56-48 56-122z">
              <text:p/>
            </draw:path>
            <draw:path draw:style-name="gr4" draw:text-style-name="P3" draw:layer="layout" svg:width="0.373cm" svg:height="0.456cm" svg:x="16.524cm" svg:y="4.908cm" svg:viewBox="0 0 374 457" svg:d="M374 7c0-3-1-7-7-7-3 0-3 0-11 9-10 12-20 24-30 36-16-29-49-45-90-45-81 0-157 72-157 149 0 50 34 79 65 88 23 6 46 12 68 18 24 5 58 16 58 66 0 57-50 117-113 117-40 0-110-15-110-92 0-16 2-30 3-34 0-3 0-3 0-5 0-6-4-7-7-7s-3 1-5 3c-4 2-38 145-38 147 0 4 2 7 7 7 2 0 4-1 11-10 10-12 20-23 31-34 27 35 70 44 106 44 86 0 162-84 162-161 0-43-22-65-33-74-14-14-23-18-79-32-14-3-38-9-43-11-16-5-38-23-38-57 0-50 51-104 110-104 54 0 92 27 92 97 0 20-2 32-2 36 2 1 0 5 7 5 6 0 7-2 9-13 12-45 23-90 34-136z">
              <text:p/>
            </draw:path>
            <draw:path draw:style-name="gr4" draw:text-style-name="P3" draw:layer="layout" svg:width="0.195cm" svg:height="0.291cm" svg:x="16.906cm" svg:y="5.154cm" svg:viewBox="0 0 196 292" svg:d="M196 212c-5 0-9 0-14 0-2 9-7 36-13 39-3 4-38 4-43 4-27 0-54 0-81 0 45-42 61-54 88-74 33-27 63-54 63-95 0-54-47-86-104-86-54 0-92 38-92 79 0 21 20 23 23 23 11 0 24-7 24-23 0-7-2-23-25-23 14-31 43-40 64-40 44 0 67 34 67 70 0 38-27 68-41 84-36 35-71 70-107 104-5 4-5 6-5 18 61 0 122 0 184 0 4-27 8-53 12-80z">
              <text:p/>
            </draw:path>
            <draw:path draw:style-name="gr4" draw:text-style-name="P3" draw:layer="layout" svg:width="0.073cm" svg:height="0.187cm" svg:x="17.217cm" svg:y="5.285cm" svg:viewBox="0 0 74 188" svg:d="M74 66c0-41-16-66-42-66-19 0-32 16-32 32 0 18 13 34 32 34 8 0 17-1 24-9 2 0 1-1 2-1s1 1 1 10c0 47-21 84-43 104-7 7-7 9-7 11 0 4 4 7 7 7 7 0 58-48 58-122z">
              <text:p/>
            </draw:path>
            <draw:path draw:style-name="gr4" draw:text-style-name="P3" draw:layer="layout" svg:width="0.343cm" svg:height="0.284cm" svg:x="17.566cm" svg:y="5.073cm" svg:viewBox="0 0 344 285" svg:d="M38 240c-2 11-6 25-6 27 0 13 9 18 18 18 8 0 20-5 24-18 0-2 9-30 12-46 5-19 9-37 13-56 5-14 9-29 11-43 3-11 9-29 9-31 9-19 43-77 102-77 29 0 35 24 35 43 0 40-31 121-42 147-5 15-5 22-5 29 0 31 21 52 52 52 59 0 83-91 83-97 0-7-6-7-9-7-6 0-6 2-9 13-13 43-33 77-65 77-11 0-14-6-14-20 0-16 5-32 10-45 13-34 40-102 40-138 0-43-27-68-74-68-56 0-88 41-97 56-4-36-31-56-59-56-29 0-42 25-47 36-11 21-20 59-20 61 0 7 7 7 9 7 5 0 5-2 9-14 11-45 23-76 47-76 12 0 20 8 20 29 0 13-2 20-11 52-12 48-24 97-36 145z">
              <text:p/>
            </draw:path>
            <draw:path draw:style-name="gr4" draw:text-style-name="P3" draw:layer="layout" svg:width="0.195cm" svg:height="0.291cm" svg:x="17.955cm" svg:y="5.154cm" svg:viewBox="0 0 196 292" svg:d="M196 212c-5 0-9 0-14 0-2 9-6 36-13 39-3 4-36 4-43 4-27 0-54 0-81 0 47-42 61-54 88-74 33-27 63-54 63-95 0-54-47-86-102-86-56 0-94 38-94 79 0 21 20 23 25 23 9 0 24-7 24-23 0-7-4-23-27-23 14-31 43-40 64-40 45 0 67 34 67 70 0 38-27 68-41 84-36 35-71 70-107 104-5 4-5 6-5 18 61 0 122 0 184 0 4-27 8-53 12-80z">
              <text:p/>
            </draw:path>
            <draw:path draw:style-name="gr4" draw:text-style-name="P3" draw:layer="layout" svg:width="0.073cm" svg:height="0.187cm" svg:x="18.266cm" svg:y="5.285cm" svg:viewBox="0 0 74 188" svg:d="M74 66c0-41-16-66-42-66-19 0-32 16-32 32 0 18 13 34 32 34 9 0 17-1 24-9 2 0 1-1 2-1s1 1 1 10c0 47-21 85-43 104-7 8-7 9-7 11 0 4 4 7 7 7 7 0 58-48 58-122z">
              <text:p/>
            </draw:path>
            <draw:path draw:style-name="gr4" draw:text-style-name="P3" draw:layer="layout" svg:width="0.067cm" svg:height="0.065cm" svg:x="18.651cm" svg:y="5.285cm" svg:viewBox="0 0 68 66" svg:d="M68 32c0-18-16-32-34-32s-34 13-34 32 16 34 34 34 34-14 34-34z">
              <text:p/>
            </draw:path>
            <draw:path draw:style-name="gr4" draw:text-style-name="P3" draw:layer="layout" svg:width="0.066cm" svg:height="0.065cm" svg:x="18.934cm" svg:y="5.285cm" svg:viewBox="0 0 67 66" svg:d="M67 32c0-18-17-32-35-32s-32 13-32 32 14 34 32 34 35-14 35-34z">
              <text:p/>
            </draw:path>
            <draw:path draw:style-name="gr4" draw:text-style-name="P3" draw:layer="layout" svg:width="0.066cm" svg:height="0.065cm" svg:x="19.214cm" svg:y="5.285cm" svg:viewBox="0 0 67 66" svg:d="M67 32c0-18-16-32-35-32s-32 13-32 32 13 34 32 34 35-14 35-34z">
              <text:p/>
            </draw:path>
          </draw:g>
        </draw:g>
        <draw:g>
          <svg:title>TexMaths</svg:title>
          <svg:desc>18§latex§\begin{equation*}
\begin{split}
&amp;V_{1},\, p_{1},\, T_{1},\ S_{1},\, n_{1},\, \ldots\\
\end{split}
\end{equation*}§svg§600§TRUE§</svg:desc>
          <draw:g>
            <draw:path draw:style-name="gr4" draw:text-style-name="P3" draw:layer="layout" svg:width="0.449cm" svg:height="0.442cm" svg:x="4.655cm" svg:y="4.924cm" svg:viewBox="0 0 450 443" svg:d="M362 72c30-50 57-52 81-52 7-2 4-9 7-13 0-5-4-7-7-7-18 0-36 2-52 2-22 0-44-2-63-2-4 0-13 0-13 11 0 7 5 9 11 9 16 0 29 7 29 19 0 9-6 16-9 24-65 102-130 204-195 306-14-110-29-221-43-331 0-11 14-18 43-18 9 0 16 0 16-13 0-7-5-7-9-7-25 0-52 2-77 2-13 0-24-2-36-2s-23 0-34 0c-4 0-11 0-11 11 0 9 5 9 14 9 36 0 36 5 40 19 16 130 32 260 49 390 1 12 5 14 12 14 11 0 13-4 18-13 76-119 153-239 229-358z">
              <text:p/>
            </draw:path>
            <draw:path draw:style-name="gr4" draw:text-style-name="P3" draw:layer="layout" svg:width="0.159cm" svg:height="0.291cm" svg:x="5.036cm" svg:y="5.156cm" svg:viewBox="0 0 160 292" svg:d="M99 13c0-13 0-13-13-13-28 27-68 27-86 27 0 5 0 11 0 16 11 0 40 0 63-13 0 75 0 150 0 225 0 16 0 21-43 21-6 0-12 0-18 0 0 6 0 11 0 16 9-1 63-1 79-1 14 0 70 0 79 1 0-5 0-10 0-16-5 0-11 0-16 0-45 0-45-5-45-21 0-81 0-162 0-242z">
              <text:p/>
            </draw:path>
            <draw:path draw:style-name="gr4" draw:text-style-name="P3" draw:layer="layout" svg:width="0.073cm" svg:height="0.187cm" svg:x="5.326cm" svg:y="5.287cm" svg:viewBox="0 0 74 188" svg:d="M74 66c0-41-16-66-42-66-19 0-32 16-32 32 0 18 13 34 32 34 9 0 17-1 24-9 2 0 1-1 2-1s1 1 1 10c0 47-21 84-43 104-7 7-7 9-7 11 0 4 4 7 7 7 7 0 58-48 58-122z">
              <text:p/>
            </draw:path>
            <draw:path draw:style-name="gr4" draw:text-style-name="P3" draw:layer="layout" svg:width="0.328cm" svg:height="0.399cm" svg:x="5.638cm" svg:y="5.075cm" svg:viewBox="0 0 329 400" svg:d="M49 355c-6 22-6 25-35 25-7 0-14 0-14 13 0 5 4 7 9 7 16 0 34-2 52-2 22 0 43 2 63 2 4 0 11 0 11-13 0-7-5-7-14-7-33 0-33-3-33-9 0-9 27-111 31-127 9 20 27 41 59 41 72 0 151-91 151-185 0-59-36-100-82-100-33 0-63 23-83 47-7-33-34-47-58-47-29 0-41 25-47 36-10 21-19 59-19 61 0 7 4 5 7 7 7 0 7-2 11-14 10-45 23-76 46-76 11 0 20 6 20 29 0 14-2 22-5 32-24 94-47 187-70 280zM160 83c4-18 22-36 33-45 21-20 41-24 52-24 25 0 39 23 39 60 0 36-21 109-32 132-22 45-52 65-76 65-41 0-48-52-48-56 0-2 0-2 2-11 10-40 20-81 30-121z">
              <text:p/>
            </draw:path>
            <draw:path draw:style-name="gr4" draw:text-style-name="P3" draw:layer="layout" svg:width="0.159cm" svg:height="0.291cm" svg:x="6.024cm" svg:y="5.156cm" svg:viewBox="0 0 160 292" svg:d="M99 13c0-13 0-13-13-13-28 27-68 27-86 27 0 5 0 11 0 16 11 0 40 0 63-13 0 75 0 150 0 225 0 16 0 21-43 21-6 0-11 0-16 0 0 6 0 11 0 16 7-1 61-1 77-1 14 0 70 0 79 1 0-5 0-10 0-16-5 0-11 0-16 0-45 0-45-5-45-21 0-81 0-162 0-242z">
              <text:p/>
            </draw:path>
            <draw:path draw:style-name="gr4" draw:text-style-name="P3" draw:layer="layout" svg:width="0.073cm" svg:height="0.187cm" svg:x="6.314cm" svg:y="5.287cm" svg:viewBox="0 0 74 188" svg:d="M74 66c0-41-16-66-42-66-19 0-32 16-32 32 0 18 13 34 32 34 9 0 17-1 24-9 2 0 1-1 2-1s1 1 1 10c0 47-21 84-43 104-7 7-7 9-7 11 0 4 4 7 7 7 7 0 58-48 58-122z">
              <text:p/>
            </draw:path>
            <draw:path draw:style-name="gr4" draw:text-style-name="P3" draw:layer="layout" svg:width="0.429cm" svg:height="0.424cm" svg:x="6.662cm" svg:y="4.928cm" svg:viewBox="0 0 430 425" svg:d="M254 43c5-16 7-21 14-23 7 0 27 0 40 0 65 0 93 2 93 50 0 11-3 34-5 50 0 4-2 11-2 13 0 3 2 9 7 9 8 0 9-6 9-15 6-36 12-73 18-109 0-4 2-9 2-11 0-7-7-7-18-7-117 0-234 0-351 0-14 0-16 0-20 13-12 36-25 72-37 109-2 2-4 11-4 13 0 3 2 7 7 7 6 0 7-4 11-15 34-97 50-107 144-107 8 0 17 0 25 0 18 0 18 2 18 7 0 3-3 11-3 12-29 112-57 224-85 336-5 23-7 30-76 30-21 0-27 0-27 13 0 7 8 7 11 7 18 0 36-2 52-2 18 0 36 0 54 0s36 0 53 0c18 0 37 2 55 2 6 0 15 0 15-12 0-8-6-8-22-8s-25 0-41-1c-18-2-24-4-24-13 0-2 0-4 4-14 28-112 55-223 83-334z">
              <text:p/>
            </draw:path>
            <draw:path draw:style-name="gr4" draw:text-style-name="P3" draw:layer="layout" svg:width="0.161cm" svg:height="0.291cm" svg:x="7.063cm" svg:y="5.156cm" svg:viewBox="0 0 162 292" svg:d="M101 13c0-13-2-13-13-13-29 27-70 27-88 27 0 5 0 11 0 16 11 0 40 0 65-13 0 75 0 150 0 225 0 16 0 21-45 21-6 0-11 0-16 0 0 6 0 11 0 16 9-1 63-1 79-1 12 0 68 0 79 1 0-5 0-10 0-16-5 0-11 0-16 0-45 0-45-5-45-21 0-81 0-162 0-242z">
              <text:p/>
            </draw:path>
            <draw:path draw:style-name="gr4" draw:text-style-name="P3" draw:layer="layout" svg:width="0.073cm" svg:height="0.187cm" svg:x="7.353cm" svg:y="5.287cm" svg:viewBox="0 0 74 188" svg:d="M74 66c0-41-15-66-40-66-21 0-34 16-34 32 0 18 13 34 34 34 7 0 16-1 22-9 2 0 2-1 3-1 1 3 2 1 2 10 0 47-23 85-43 104-7 8-7 9-7 11 0 4 3 7 7 7 5 0 56-48 56-122z">
              <text:p/>
            </draw:path>
            <draw:path draw:style-name="gr4" draw:text-style-name="P3" draw:layer="layout" svg:width="0.373cm" svg:height="0.456cm" svg:x="7.824cm" svg:y="4.91cm" svg:viewBox="0 0 374 457" svg:d="M374 7c0-3-1-7-7-7-3 0-3 0-11 9-10 12-20 24-30 36-16-29-49-45-90-45-81 0-157 72-157 149 0 50 34 79 65 88 23 6 46 12 68 18 24 5 58 16 58 66 0 57-50 117-113 117-40 0-110-15-110-92 0-16 2-30 3-34 0-3 0-3 0-5 0-6-4-7-7-7s-3 1-5 3c-4 2-38 145-38 147 0 4 2 7 7 7 2 0 4-1 11-10 10-12 20-23 31-34 27 35 70 44 106 44 86 0 162-84 162-161 0-43-22-65-33-74-14-14-23-18-79-32-14-3-38-9-43-11-16-5-38-23-38-57 0-50 51-104 110-104 54 0 92 27 92 97 0 20-2 32-2 36 2 1 0 5 7 5 6 0 7-2 9-13 12-45 23-90 34-136z">
              <text:p/>
            </draw:path>
            <draw:path draw:style-name="gr4" draw:text-style-name="P3" draw:layer="layout" svg:width="0.159cm" svg:height="0.291cm" svg:x="8.227cm" svg:y="5.156cm" svg:viewBox="0 0 160 292" svg:d="M99 13c0-13 0-13-13-13-28 27-68 27-86 27 0 5 0 11 0 16 11 0 40 0 63-13 0 75 0 150 0 225 0 16 0 21-43 21-6 0-12 0-18 0 0 6 0 11 0 16 9-1 63-1 79-1 14 0 70 0 79 1 0-5 0-10 0-16-5 0-11 0-16 0-45 0-45-5-45-21 0-81 0-162 0-242z">
              <text:p/>
            </draw:path>
            <draw:path draw:style-name="gr4" draw:text-style-name="P3" draw:layer="layout" svg:width="0.073cm" svg:height="0.187cm" svg:x="8.517cm" svg:y="5.287cm" svg:viewBox="0 0 74 188" svg:d="M74 66c0-41-16-66-42-66-19 0-32 16-32 32 0 18 13 34 32 34 8 0 17-1 24-9 2 0 1-1 2-1s1 1 1 10c0 47-21 84-43 104-7 7-7 9-7 11 0 4 4 7 7 7 7 0 58-48 58-122z">
              <text:p/>
            </draw:path>
            <draw:path draw:style-name="gr4" draw:text-style-name="P3" draw:layer="layout" svg:width="0.343cm" svg:height="0.284cm" svg:x="8.866cm" svg:y="5.075cm" svg:viewBox="0 0 344 285" svg:d="M38 240c-2 11-6 25-6 27 0 13 9 18 18 18 8 0 20-5 24-18 0-2 9-30 12-46 5-19 9-37 13-56 5-14 9-29 11-43 3-11 9-29 9-31 9-19 43-77 102-77 29 0 35 24 35 43 0 40-31 121-42 147-5 15-5 22-5 29 0 31 21 52 52 52 59 0 83-91 83-97 0-7-6-7-9-7-6 0-6 2-9 13-13 43-33 77-65 77-11 0-14-6-14-20 0-16 5-32 10-45 13-34 40-102 40-138 0-43-27-68-74-68-56 0-88 41-97 56-4-36-31-56-59-56-29 0-42 25-47 36-11 21-20 59-20 61 0 7 7 7 9 7 5 0 5-2 9-14 11-45 23-76 47-76 12 0 20 8 20 29 0 13-2 20-11 52-12 48-24 97-36 145z">
              <text:p/>
            </draw:path>
            <draw:path draw:style-name="gr4" draw:text-style-name="P3" draw:layer="layout" svg:width="0.159cm" svg:height="0.291cm" svg:x="9.276cm" svg:y="5.156cm" svg:viewBox="0 0 160 292" svg:d="M99 13c0-13 0-13-13-13-28 27-68 27-86 27 0 5 0 11 0 16 11 0 40 0 63-13 0 75 0 150 0 225 0 16 0 21-43 21-6 0-11 0-16 0 0 6 0 11 0 16 7-1 61-1 77-1 14 0 70 0 79 1 0-5 0-10 0-16-5 0-11 0-16 0-45 0-45-5-45-21 0-81 0-162 0-242z">
              <text:p/>
            </draw:path>
            <draw:path draw:style-name="gr4" draw:text-style-name="P3" draw:layer="layout" svg:width="0.073cm" svg:height="0.187cm" svg:x="9.566cm" svg:y="5.287cm" svg:viewBox="0 0 74 188" svg:d="M74 66c0-41-16-66-42-66-19 0-32 16-32 32 0 18 13 34 32 34 9 0 17-1 24-9 2 0 1-1 2-1s1 1 1 10c0 47-21 85-43 104-7 8-7 9-7 11 0 4 4 7 7 7 7 0 58-48 58-122z">
              <text:p/>
            </draw:path>
            <draw:path draw:style-name="gr4" draw:text-style-name="P3" draw:layer="layout" svg:width="0.067cm" svg:height="0.065cm" svg:x="9.951cm" svg:y="5.287cm" svg:viewBox="0 0 68 66" svg:d="M68 32c0-18-16-32-34-32s-34 13-34 32 16 34 34 34 34-14 34-34z">
              <text:p/>
            </draw:path>
            <draw:path draw:style-name="gr4" draw:text-style-name="P3" draw:layer="layout" svg:width="0.066cm" svg:height="0.065cm" svg:x="10.234cm" svg:y="5.287cm" svg:viewBox="0 0 67 66" svg:d="M67 32c0-18-17-32-35-32s-32 13-32 32 14 34 32 34 35-14 35-34z">
              <text:p/>
            </draw:path>
            <draw:path draw:style-name="gr4" draw:text-style-name="P3" draw:layer="layout" svg:width="0.066cm" svg:height="0.065cm" svg:x="10.514cm" svg:y="5.287cm" svg:viewBox="0 0 67 66" svg:d="M67 32c0-18-16-32-35-32s-32 13-32 32 13 34 32 34 35-14 35-34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26T14:26:13.963588059</dc:date>
    <meta:editing-duration>PT9H14M6S</meta:editing-duration>
    <meta:editing-cycles>62</meta:editing-cycles>
    <meta:generator>LibreOffice/7.3.7.2$Linux_X86_64 LibreOffice_project/30$Build-2</meta:generator>
    <meta:document-statistic meta:object-count="54"/>
  </office:meta>
</office:document-meta>
</file>